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ActionRequest.getPortl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ultipartActionRequest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operti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partAction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isPortletModeAllowed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l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isWindowStateAllowed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Response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l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Action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MultipartActionRequest( ActionRequest request , Hashtable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ActionRequest.getRespons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ActionRequest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Action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l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